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2bd5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c6c24" officeooo:paragraph-rsid="001c6c24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73e9c" officeooo:paragraph-rsid="00173e9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  <style:style style:name="T5" style:family="text">
      <style:text-properties officeooo:rsid="0012bd5b"/>
    </style:style>
    <style:style style:name="T6" style:family="text">
      <style:text-properties officeooo:rsid="001cb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Phần mềm soạn nhạc: Lilypond 2.22, Frescobaldi 3.0</text:span></text:p>
      <text:p text:style-name="P4">Phần mềm khác: LibreOffice 6.4, <text:span text:style-name="T4">Ubuntu 20</text:span>, <text:span text:style-name="T1">pdflatex 3, </text:span><text:span text:style-name="T2">pdftk 3, </text:span><text:span text:style-name="T3">pdfjam 3</text:span></text:p>
      <text:p text:style-name="P5">Ảnh bìa: https://publicdomainvectors.org/download.php?file=Deer-2-.svg</text:p>
      <text:p text:style-name="P6">Nguồn: https://github.com/dhoangtu/thanh<text:span text:style-name="T6">vinhdapca-lmgbtranthanhcao</text:span></text:p>
      <text:p text:style-name="P7">Hoàn thành tháng 7/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22cm" fo:margin-right="3.0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11:47.534755946</meta:creation-date>
    <dc:date>2021-06-25T19:49:42.126061888</dc:date>
    <meta:editing-duration>PT8H9M2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0" meta:character-count="281" meta:non-whitespace-character-count="256"/>
  </office:meta>
</office:document-meta>
</file>